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4.438cm"/>
    </style:style>
    <style:style style:name="co12" style:family="table-column">
      <style:table-column-properties fo:break-before="auto" style:column-width="18.33cm"/>
    </style:style>
    <style:style style:name="co13" style:family="table-column">
      <style:table-column-properties fo:break-before="auto" style:column-width="5.692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19.798cm"/>
    </style:style>
    <style:style style:name="co16" style:family="table-column">
      <style:table-column-properties fo:break-before="auto" style:column-width="10.702cm"/>
    </style:style>
    <style:style style:name="co17" style:family="table-column">
      <style:table-column-properties fo:break-before="auto" style:column-width="4.875cm"/>
    </style:style>
    <style:style style:name="co18" style:family="table-column">
      <style:table-column-properties fo:break-before="auto" style:column-width="4.766cm"/>
    </style:style>
    <style:style style:name="co19" style:family="table-column">
      <style:table-column-properties fo:break-before="auto" style:column-width="5.092cm"/>
    </style:style>
    <style:style style:name="co20" style:family="table-column">
      <style:table-column-properties fo:break-before="auto" style:column-width="1.034cm"/>
    </style:style>
    <style:style style:name="co21" style:family="table-column">
      <style:table-column-properties fo:break-before="auto" style:column-width="4.657cm"/>
    </style:style>
    <style:style style:name="co22" style:family="table-column">
      <style:table-column-properties fo:break-before="auto" style:column-width="1.143cm"/>
    </style:style>
    <style:style style:name="co23" style:family="table-column">
      <style:table-column-properties fo:break-before="auto" style:column-width="10.956cm"/>
    </style:style>
    <style:style style:name="co24" style:family="table-column">
      <style:table-column-properties fo:break-before="auto" style:column-width="16.074cm"/>
    </style:style>
    <style:style style:name="co25" style:family="table-column">
      <style:table-column-properties fo:break-before="auto" style:column-width="1.11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1.078cm" fo:break-before="auto" style:use-optimal-row-height="false"/>
    </style:style>
    <style:style style:name="ro7" style:family="table-row">
      <style:table-row-properties style:row-height="1.131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none" fo:padding-bottom="0cm" fo:padding-left="0cm" fo:padding-right="0cm" fo:padding-top="0.035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 fo:wrap-option="wrap" fo:border="none" style:direction="ltr" fo:padding-bottom="0cm" fo:padding-left="0cm" fo:padding-right="0cm" fo:padding-top="0.035cm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ackground-color="#b4c7dc" style:text-align-source="fix" style:repeat-content="false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000000" fo:background-color="#dee6ef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ackground-color="#b4c7dc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ackground-color="#dee6ef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fo:background-color="#b4c7dc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fo:background-color="#dee6e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3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87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8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3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95" style:family="table-cell" style:parent-style-name="Default" style:data-style-name="N100">
      <style:table-cell-properties fo:background-color="#ff3838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100">
      <style:table-cell-properties fo:background-color="#729fc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100">
      <style:table-cell-properties fo:background-color="#b4c7dc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fo:background-color="#ff7b5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fo:background-color="#ff6d6d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Consultar horário'.B18">
          <table:help-message table:display="true"/>
          <table:error-message table:message-type="stop" table:display="true"/>
        </table:content-validation>
        <table:content-validation table:name="val2" table:condition="of:cell-content-is-in-list(&quot;FLUXO DE EXCEÇÃO&quot;;&quot;FLUXO ALTERNATIVO&quot;)" table:allow-empty-cell="true" table:display-list="unsorted" table:base-cell-address="'Iniciar sessão'.B17">
          <table:help-message table:display="true"/>
          <table:error-message table:message-type="stop" table:display="true"/>
        </table:content-validation>
      </table:content-validations>
      <table:table table:name="Iniciar sess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nici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inicia sessão através das suas credenciai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O Diretor de curso acedeu à aplicação de gestão de turnos e, depois de se ter autenticado, …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não tem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Ator fica com sessão iniciada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Ator insere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Sistema valida credenciais.</text:p>
          </table:table-cell>
          <table:table-cell table:style-name="ce10"/>
          <table:table-cell table:style-name="ce10" office:value-type="string" calcext:value-type="string">
            <text:p>Validar Credenciais.</text:p>
          </table:table-cell>
          <table:table-cell table:style-name="ce10" office:value-type="string" calcext:value-type="string">
            <text:p>validaUtilizador(nome: String, email: String): boolean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Sistema apresenta página inicial.</text:p>
          </table:table-cell>
          <table:table-cell table:style-name="ce10"/>
          <table:table-cell table:style-name="ce10" office:value-type="string" calcext:value-type="string">
            <text:p>Mostrar página inicial.</text:p>
          </table:table-cell>
          <table:table-cell table:style-name="ce10" office:value-type="string" calcext:value-type="string">
            <text:p>menuUtilizador():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Credenciais inválidas] (passo 2)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5" office:value-type="string" calcext:value-type="string">
            <text:p>2.1 Sistema informa que as credenciais não são válidas.</text:p>
          </table:table-cell>
          <table:table-cell table:style-name="ce10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r sessão" table:style-name="ta1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Termin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termina a sess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64" office:value-type="string" calcext:value-type="string" table:number-columns-spanned="1" table:number-rows-spanned="2">
            <text:p>O Diretor de Curso termina sess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Ator termina a sessão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4">
            <text:p>FLUXO NORMAL:</text:p>
          </table:table-cell>
          <table:covered-table-cell table:style-name="ce30"/>
          <table:table-cell table:style-name="ce6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 office:value-type="string" calcext:value-type="string">
            <text:p>1. Ator solicita terminar a su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 office:value-type="string" calcext:value-type="string">
            <text:p>2. Sistema termina sessão do Ator.</text:p>
          </table:table-cell>
          <table:table-cell table:style-name="ce10"/>
          <table:table-cell table:style-name="ce10" office:value-type="string" calcext:value-type="string">
            <text:p>Terminar a sessão.</text:p>
          </table:table-cell>
          <table:table-cell table:style-name="ce10" office:value-type="string" calcext:value-type="string">
            <text:p>terminarSessao(): boolean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62"/>
          <table:table-cell table:style-name="ce63"/>
          <table:table-cell table:style-name="ce1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ultar horário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-group>
          <table:table-column table:style-name="co5" table:default-cell-style-name="ce1"/>
          <table:table-column table:style-name="co1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Consultar horári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consulta o seu horário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A Maria recebeu uma notificação […] consultou o horário […]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Sistema apresenta o horário do Ator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30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Ator solicita consulta do seu horário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Sistema verifica as horas e dias da semana em que ocorrem os turnos em que o Ator está alocado.</text:p>
          </table:table-cell>
          <table:table-cell table:style-name="ce10"/>
          <table:table-cell table:style-name="ce10" office:value-type="string" calcext:value-type="string">
            <text:p>Validar datas em que ocorrem determinados turnos.</text:p>
          </table:table-cell>
          <table:table-cell table:style-name="ce10" office:value-type="string" calcext:value-type="string">
            <text:p>validarDataTurno(turno: Turno)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Sistema constrói um horário.</text:p>
          </table:table-cell>
          <table:table-cell table:style-name="ce10"/>
          <table:table-cell table:style-name="ce10" office:value-type="string" calcext:value-type="string">
            <text:p>Construir um Horário.</text:p>
          </table:table-cell>
          <table:table-cell table:style-name="ce10" office:value-type="string" calcext:value-type="string">
            <text:p>construirHorario(turnos: List &lt;Turnos&gt;):Horario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4. Sistema apresenta o horário ao aluno.</text:p>
          </table:table-cell>
          <table:table-cell table:style-name="ce10"/>
          <table:table-cell table:style-name="ce10" office:value-type="string" calcext:value-type="string">
            <text:p>Mostrar horário.</text:p>
          </table:table-cell>
          <table:table-cell table:style-name="ce10" office:value-type="string" calcext:value-type="string">
            <text:p>apresentaHorario(horario: Horario): void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Ator não está alocado em nenhum Turno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2.1 Sistema informa Ator que não se encontra alocado em nenhum turn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ocar aluno" table:style-name="ta1">
        <table:table-column table:style-name="co1" table:default-cell-style-name="ce1"/>
        <table:table-column table:style-name="co17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Alocar alun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aloca um aluno em um turn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O Diretor de Curso procedeu então à alocação manual desses alunos aos turnos disponívei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 no sistema e Aluno está inscrito na UC do Turn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Aluno fica alocado no Turno pretendido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10">
            <text:p>FLUXO NORMAL:</text:p>
          </table:table-cell>
          <table:covered-table-cell table:style-name="ce30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Ator solicita alocação de um aluno em um turn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Sistema solicita o aluno a ser inscrit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Ator indica ID do aluno pretendid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4. Sistema vê e lista as UCs em que o aluno está inscrit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 office:value-type="string" calcext:value-type="string">
            <text:p>5. Ator seleciona a UC do turno pretendid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 office:value-type="string" calcext:value-type="string">
            <text:p>6. Sistema vê os turnos dessa UC e mostra-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 office:value-type="string" calcext:value-type="string">
            <text:p>7. Ator seleciona o turno que pretende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30"/>
          <table:covered-table-cell table:style-name="ce39"/>
          <table:table-cell table:style-name="ce35" office:value-type="string" calcext:value-type="string">
            <text:p>8. Aluno fica alocado no Turno pretendid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/>
          <table:table-cell table:number-columns-repeated="1020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Não há espaço suficiente] (passo 8)</text:p>
          </table:table-cell>
          <table:table-cell table:number-columns-repeated="1020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8.1 Sistema informa o ator que o turno está cheio.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r turnos" table:style-name="ta1">
        <table:table-column table:style-name="co1" table:default-cell-style-name="ce1"/>
        <table:table-column table:style-name="co18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69" office:value-type="string" calcext:value-type="string">
            <text:p>Listar turnos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82" office:value-type="string" calcext:value-type="string">
            <text:p>Ator consulta a lista de turnos em que está alocad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83" office:value-type="string" calcext:value-type="string" table:number-columns-spanned="1" table:number-rows-spanned="2">
            <text:p>A Maria consulta sua lista de turn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7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82" office:value-type="string" calcext:value-type="string" table:number-columns-spanned="1" table:number-rows-spanned="2">
            <text:p>Ator com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73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83" office:value-type="string" calcext:value-type="string" table:number-columns-spanned="1" table:number-rows-spanned="2">
            <text:p>Sistema apresenta lista de turnos em que o ator está alocado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74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8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5" office:value-type="string" calcext:value-type="string">
            <text:p>1. Ator solicita a consulta de turn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6" office:value-type="string" calcext:value-type="string">
            <text:p>2. Sistema recupera os dados dos turnos alocados para as UC’s em que o ator está inscrit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5" office:value-type="string" calcext:value-type="string">
            <text:p>3. Sistema exibe a lista dos turn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7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83" office:value-type="string" calcext:value-type="string">
            <text:p>[ Ator não está alocado em nenhum turno ] (passo 2)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83" office:value-type="string" calcext:value-type="string">
            <text:p>2.1 Sistema informa que não há turnos disponíveis para consulta.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36"/>
          <table:table-cell table:style-name="ce40"/>
          <table:table-cell table:style-name="ce43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 table:number-rows-repeated="1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rtar horário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Exportar horári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exporta dados para o seu horári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O Jorge exporta o seu horári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Sistema envia o horário ao Ator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Sistema solicita o formato pretendid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Ator responde CSV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Sistema fornece um ficheiro CSV com o horário.</text:p>
          </table:table-cell>
          <table:table-cell table:style-name="ce10"/>
          <table:table-cell table:style-name="ce10" office:value-type="string" calcext:value-type="string">
            <text:p>Exportar horário.</text:p>
          </table:table-cell>
          <table:table-cell table:style-name="ce10" office:value-type="string" calcext:value-type="string">
            <text:p>exportarHorario(formato:String): void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ALTERNATIVO (1):</text:p>
          </table:table-cell>
          <table:covered-table-cell table:style-name="ce39"/>
          <table:table-cell table:style-name="ce48" office:value-type="string" calcext:value-type="string">
            <text:p>[Ator responde JSON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2.1 Sistema fornece um ficheiro JSON com o horári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 UC's" table:style-name="ta1">
        <table:table-column table:style-name="co1" table:default-cell-style-name="ce1"/>
        <table:table-column table:style-name="co17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mportar UCs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79" office:value-type="string" calcext:value-type="string">
            <text:p>Ator importa UCs para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64" office:value-type="string" calcext:value-type="string" table:number-columns-spanned="1" table:number-rows-spanned="2">
            <text:p>O Diretor [...] Como já anteriormente tinha importado a lista de UC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79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73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103" office:value-type="string" calcext:value-type="string" table:number-columns-spanned="1" table:number-rows-spanned="2">
            <text:p>Sistema fica com a lista de UCs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6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8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1. Sistema solicita o ficheiro com os alun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2. Ator seleciona o ficheiro que quer importa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3. Sistema valida o formato do ficheir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8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103" office:value-type="string" calcext:value-type="string">
            <text:p>[UCs não são validas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103" office:value-type="string" calcext:value-type="string">
            <text:p>2.1 Sistema não valida as UCs e avisa que validação falhou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 alunos" table:style-name="ta1">
        <table:table-column table:style-name="co1" table:default-cell-style-name="ce1"/>
        <table:table-column table:style-name="co17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mportar alunos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importa alunos para 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O Diretor de Curso importa o ficheiro com os alun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Sistema fica com a lista de alunos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Sistema solicita o ficheiro com os alun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Ator seleciona o ficheiro que quer importa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Sistema valida o formato do ficheir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Alunos não são validos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2.1 Sistema não valida os alunos e avisa que validação falhou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 horários" table:style-name="ta1">
        <table:table-column table:style-name="co1" table:default-cell-style-name="ce1"/>
        <table:table-column table:style-name="co17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mportar horários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79" office:value-type="string" calcext:value-type="string">
            <text:p>Ator importa horários para 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64" office:value-type="string" calcext:value-type="string" table:number-columns-spanned="1" table:number-rows-spanned="2">
            <text:p>O Diretor de Curso importa o ficheiro com os horári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79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103" office:value-type="string" calcext:value-type="string" table:number-columns-spanned="1" table:number-rows-spanned="2">
            <text:p>Sistema fica com os horários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6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1. Sistema solicita o ficheiro com os horári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2. Ator seleciona o ficheiro que quer importa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3. Sistema valida o formato do ficheir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103" office:value-type="string" calcext:value-type="string">
            <text:p>[Horários não são validos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103" office:value-type="string" calcext:value-type="string">
            <text:p>2.1 Sistema não valida os horários e avisa que validação falhou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2"/>
          <table:table-cell table:style-name="ce8"/>
          <table:table-cell table:style-name="ce21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19"/>
          <table:table-cell table:number-columns-repeated="1020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/>
          <table:table-cell/>
          <table:table-cell table:style-name="ce19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19"/>
          <table:table-cell table:style-name="ce49"/>
          <table:table-cell table:number-columns-repeated="1020"/>
        </table:table-row>
        <table:table-row table:style-name="ro1">
          <table:table-cell/>
          <table:table-cell table:content-validation-name="val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2" office:value-type="string" calcext:value-type="string">
            <text:p>FLUXO DE EXCEÇÃO</text:p>
          </table:table-cell>
          <table:table-cell table:style-name="ce19" office:value-type="string" calcext:value-type="string">
            <text:p>(2)</text:p>
          </table:table-cell>
          <table:table-cell table:style-name="ce19" office:value-type="string" calcext:value-type="string">
            <text:p><text:span text:style-name="T1">[Ator  não confirma o encerramento] (passo 3)</text:span>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 calcext:value-type="string">
            <text:p>3.1</text:p>
          </table:table-cell>
          <table:table-cell table:style-name="ce19" office:value-type="string" calcext:value-type="string">
            <text:p>Sistema informa que o formato do ficheiro não é válido.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rar horário" table:style-name="ta1">
        <office:forms form:automatic-focus="false" form:apply-design-mode="false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23" table:default-cell-style-name="ce1"/>
          <table:table-column table:style-name="co24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87"/>
          <table:table-cell table:style-name="ce42" office:value-type="string" calcext:value-type="string">
            <text:p>Gerar horári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87"/>
          <table:table-cell table:style-name="ce79" office:value-type="string" calcext:value-type="string">
            <text:p>Ator cria os horári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2"/>
          <table:table-cell table:style-name="ce64" office:value-type="string" calcext:value-type="string" table:number-columns-spanned="1" table:number-rows-spanned="2">
            <text:p>O Diretor de Curso gera o horário do curs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88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PRÉ-CONDIÇÃO: </text:p>
          </table:table-cell>
          <table:covered-table-cell table:style-name="ce22"/>
          <table:table-cell table:style-name="ce79" office:value-type="string" calcext:value-type="string">
            <text:p>Ator tem sessão iniciada no sistema, UCs importadas, Alunos importados, Horários importad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2"/>
          <table:table-cell table:style-name="ce103" office:value-type="string" calcext:value-type="string" table:number-columns-spanned="1" table:number-rows-spanned="2">
            <text:p>Sistema gera os horários para o curs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4"/>
          <table:covered-table-cell table:style-name="ce65"/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2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ce22"/>
          <table:table-cell table:style-name="ce79" office:value-type="string" calcext:value-type="string">
            <text:p>1. Ator solicita a criação de um horári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4"/>
          <table:table-cell table:style-name="ce79" office:value-type="string" calcext:value-type="string">
            <text:p>2. Sistema cruza os horários, as UCs e os alunos inscritos.</text:p>
          </table:table-cell>
          <table:table-cell table:style-name="ce10"/>
          <table:table-cell table:style-name="ce10" office:value-type="string" calcext:value-type="string">
            <text:p>Cruzar informação de horários, UCs e alunos inscritos. 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4"/>
          <table:table-cell table:style-name="ce79" office:value-type="string" calcext:value-type="string">
            <text:p>3. Sistema gera os horários.</text:p>
          </table:table-cell>
          <table:table-cell table:style-name="ce10"/>
          <table:table-cell table:style-name="ce10" office:value-type="string" calcext:value-type="string">
            <text:p>Gerar horários.</text:p>
          </table:table-cell>
          <table:table-cell table:style-name="ce10" office:value-type="string" calcext:value-type="string">
            <text:p>gerarHorarios(ucs: List&lt;UC&gt;): Map &lt;idAluno, listaDeUCsPorAlocar&gt;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4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6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4"/>
          <table:table-cell table:style-name="ce103" office:value-type="string" calcext:value-type="string">
            <text:p>[O horário não pode ser gerado automaticamente] (passo 3)</text:p>
          </table:table-cell>
          <table:table-cell table:style-name="ce10" table:number-columns-repeated="4"/>
          <table:table-cell table:number-columns-repeated="1016"/>
        </table:table-row>
        <table:table-row table:style-name="ro7">
          <table:table-cell/>
          <table:covered-table-cell table:style-name="ce22"/>
          <table:covered-table-cell table:style-name="ce24"/>
          <table:table-cell table:style-name="ce103" office:value-type="string" calcext:value-type="string">
            <text:p>3.1 Sistema informa que horário não pode ser gerado automaticamente e lista os dados que tornam a alocação automática impossível.</text:p>
          </table:table-cell>
          <table:table-cell table:style-name="ce10"/>
          <table:table-cell table:style-name="ce10" office:value-type="string" calcext:value-type="string">
            <text:p>Listar dados que falharam na alocação automática.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dar horário turno" table:style-name="ta1">
        <table:table-column table:style-name="co1" table:default-cell-style-name="ce1"/>
        <table:table-column table:style-name="co17" table:default-cell-style-name="ce1"/>
        <table:table-column table:style-name="co25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92"/>
          <table:table-cell table:style-name="ce42" office:value-type="string" calcext:value-type="string">
            <text:p>Mudar horário turn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89" office:value-type="string" calcext:value-type="string" table:number-columns-spanned="2" table:number-rows-spanned="1">
            <text:p>DESCRIÇÃO:</text:p>
          </table:table-cell>
          <table:covered-table-cell table:style-name="ce93"/>
          <table:table-cell table:style-name="ce79" office:value-type="string" calcext:value-type="string">
            <text:p>Ator muda o horário de um dado turn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8">
          <table:table-cell/>
          <table:table-cell table:style-name="ce20" office:value-type="string" calcext:value-type="string" table:number-columns-spanned="2" table:number-rows-spanned="1">
            <text:p>CENÁRIOS:</text:p>
          </table:table-cell>
          <table:covered-table-cell table:style-name="ce114"/>
          <table:table-cell table:style-name="ce97" office:value-type="string" calcext:value-type="string">
            <text:p>O Diretor de Curso muda o turno de DSS das 17:30 da quarta-feira para as 16:00 das sexta-fei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94"/>
          <table:table-cell table:style-name="ce79" office:value-type="string" calcext:value-type="string" table:number-columns-spanned="1" table:number-rows-spanned="2">
            <text:p>Ator tem sessão iniciada no sistema, Horários importados, Turnos atribuíd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113"/>
          <table:covered-table-cell table:style-name="ce98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14"/>
          <table:table-cell table:style-name="ce103" office:value-type="string" calcext:value-type="string" table:number-columns-spanned="1" table:number-rows-spanned="2">
            <text:p>Sistema altera o horário do turno pretendid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114"/>
          <table:covered-table-cell table:style-name="ce95"/>
          <table:covered-table-cell table:style-name="ce99"/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8">
            <text:p>FLUXO NORMAL:</text:p>
          </table:table-cell>
          <table:covered-table-cell table:style-name="ce7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1. Ator solicita a mudança de horário de um turn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2. Sistema solicita a UC a que pertence o turn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3. Sistema solicita o turno a que pretende mudar o horári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4. Ator apresenta a hora a que pretende que a aula passe a ocorre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5. Sistema valida a ho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6. Sistema muda a hora em que o turno ocorre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5"/>
          <table:table-cell table:style-name="ce103" office:value-type="string" calcext:value-type="string">
            <text:p>[Horário já se encontra ocupado] (passo 5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6"/>
          <table:covered-table-cell table:style-name="ce25"/>
          <table:table-cell table:style-name="ce103" office:value-type="string" calcext:value-type="string">
            <text:p><text:span text:style-name="T2">5.1 </text:span>Sistema não valida a hora e avisa que validação falhou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number number:decimal-places="0" number:min-decimal-places="0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date-style style:name="N182">
      <number:day/>
      <number:text>-</number:text>
      <number:month number:textual="true"/>
      <number:text>-</number:text>
      <number:year/>
    </number:date-style>
    <number:currency-style style:name="N18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8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80P0"/>
    </number:currency-style>
    <number:date-style style:name="N178">
      <number:day/>
      <number:text>-</number:text>
      <number:month number:textual="true"/>
    </number:date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89">
      <number:month/>
      <number:text>/</number:text>
      <number:day/>
      <number:text>/</number:text>
      <number:year number:style="long"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0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57">
      <number:minutes number:style="long"/>
      <number:text>:</number:text>
      <number:seconds number:style="long" number:decimal-places="1"/>
    </number:time-style>
    <number:time-style style:name="N158">
      <number:hours/>
      <number:text>:</number:text>
      <number:minutes number:style="long"/>
      <number:text> </number:text>
      <number:am-pm/>
    </number:time-style>
    <number:currency-style style:name="N16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2" number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5P0"/>
    </number:number-style>
    <number:time-style style:name="N166">
      <number:minutes number:style="long"/>
      <number:text>:</number:text>
      <number:seconds number:style="long"/>
    </number:time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9P0" style:volatile="true">
      <number:number number:decimal-places="0" number:min-decimal-places="0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9P0"/>
    </number:number-style>
    <number:number-style style:name="N171P0" style:volatile="true">
      <number:number number:decimal-places="0" number:min-decimal-places="0" number:min-integer-digits="1" number:grouping="true"/>
      <number:text> €</number:text>
    </number:number-style>
    <number:number-style style:name="N17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4T21:09:05.353929914</dc:date>
    <meta:generator>LibreOffice/7.3.7.2$Linux_X86_64 LibreOffice_project/30$Build-2</meta:generator>
    <meta:editing-duration>PT9H59M11S</meta:editing-duration>
    <meta:editing-cycles>40</meta:editing-cycles>
    <meta:document-statistic meta:table-count="11" meta:cell-count="259" meta:object-count="0"/>
    <meta:user-defined meta:name="AppVersion">16.0300</meta:user-defined>
  </office:meta>
</office:document-meta>
</file>